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5pt" style:font-size-asian="15pt" style:font-size-complex="15pt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Fuentedepárrafopredeter." style:family="text">
      <style:text-properties style:font-name="Arial" style:font-name-complex="Arial" fo:font-weight="bold" style:font-weight-asian="bold" style:font-weight-complex="bold" fo:color="#666666" fo:font-size="11pt" style:font-size-asian="11pt" style:font-size-complex="11pt"/>
    </style:style>
    <style:style style:name="T24" style:parent-style-name="Fuentedepárrafopredeter." style:family="text">
      <style:text-properties style:font-name="Arial" style:font-name-complex="Arial" fo:color="#666666" fo:font-size="11pt" style:font-size-asian="11pt" style:font-size-complex="11pt" fo:background-color="#FFFFFF"/>
    </style:style>
    <style:style style:name="T25" style:parent-style-name="Fuentedepárrafopredeter." style:family="text">
      <style:text-properties style:font-name="Arial" style:font-name-complex="Arial" fo:font-weight="bold" style:font-weight-asian="bold" style:font-weight-complex="bold" fo:color="#666666" fo:font-size="11pt" style:font-size-asian="11pt" style:font-size-complex="11pt"/>
    </style:style>
    <style:style style:name="T26" style:parent-style-name="Fuentedepárrafopredeter." style:family="text">
      <style:text-properties style:font-name="Arial" style:font-name-complex="Arial" fo:color="#666666" fo:font-size="11pt" style:font-size-asian="11pt" style:font-size-complex="11pt" fo:background-color="#FFFFFF"/>
    </style:style>
    <style:style style:name="T27" style:parent-style-name="Fuentedepárrafopredeter." style:family="text">
      <style:text-properties style:font-name="Arial" style:font-name-complex="Arial" fo:font-weight="bold" style:font-weight-asian="bold" style:font-weight-complex="bold" fo:color="#666666" fo:font-size="11pt" style:font-size-asian="11pt" style:font-size-complex="11pt"/>
    </style:style>
    <style:style style:name="T28" style:parent-style-name="Fuentedepárrafopredeter." style:family="text">
      <style:text-properties style:font-name="Arial" style:font-name-complex="Arial" fo:color="#666666" fo:font-size="11pt" style:font-size-asian="11pt" style:font-size-complex="11pt" fo:background-color="#FFFFFF"/>
    </style:style>
    <style:style style:name="T29" style:parent-style-name="Fuentedepárrafopredeter." style:family="text">
      <style:text-properties style:font-name="Arial" style:font-name-complex="Arial" fo:font-weight="bold" style:font-weight-asian="bold" style:font-weight-complex="bold" fo:color="#666666" fo:font-size="11pt" style:font-size-asian="11pt" style:font-size-complex="11pt"/>
    </style:style>
    <style:style style:name="T30" style:parent-style-name="Fuentedepárrafopredeter." style:family="text">
      <style:text-properties style:font-name="Arial" style:font-name-complex="Arial" fo:color="#666666" fo:font-size="11pt" style:font-size-asian="11pt" style:font-size-complex="11pt" fo:background-color="#FFFFFF"/>
    </style:style>
    <style:style style:name="P31" style:parent-style-name="Standard" style:family="paragraph">
      <style:text-properties style:font-name="Arial" style:font-name-complex="Arial" fo:color="#666666" fo:font-size="11pt" style:font-size-asian="11pt" style:font-size-complex="11pt" fo:background-color="#FFFFFF"/>
    </style:style>
    <style:style style:name="P32" style:parent-style-name="Standard" style:family="paragraph">
      <style:text-properties style:font-name="Arial" style:font-name-complex="Arial" fo:color="#666666" fo:font-size="11pt" style:font-size-asian="11pt" style:font-size-complex="11pt" fo:background-color="#FFFFFF"/>
    </style:style>
    <style:style style:name="P33" style:parent-style-name="Standard" style:family="paragraph">
      <style:text-properties style:font-name="Arial" style:font-name-complex="Arial" fo:color="#666666" fo:font-size="11pt" style:font-size-asian="11pt" style:font-size-complex="11pt" fo:background-color="#FFFFFF"/>
    </style:style>
    <style:style style:name="P34" style:parent-style-name="Standard" style:family="paragraph">
      <style:text-properties style:font-name="Arial" style:font-name-complex="Arial" fo:color="#666666" fo:font-size="11pt" style:font-size-asian="11pt" style:font-size-complex="11pt" fo:background-color="#FFFFFF"/>
    </style:style>
    <style:style style:name="P35" style:parent-style-name="Standard" style:family="paragraph">
      <style:text-properties style:font-name="Arial" style:font-name-complex="Arial" fo:color="#666666" fo:font-size="11pt" style:font-size-asian="11pt" style:font-size-complex="11pt" fo:background-color="#FFFFFF"/>
    </style:style>
    <style:style style:name="P36" style:parent-style-name="Standard" style:family="paragraph">
      <style:text-properties style:font-name="Arial" style:font-name-complex="Arial" fo:color="#666666" fo:font-size="11pt" style:font-size-asian="11pt" style:font-size-complex="11pt" fo:background-color="#FFFFFF"/>
    </style:style>
    <style:style style:name="P37" style:parent-style-name="Standard" style:family="paragraph">
      <style:text-properties style:font-name="Arial" style:font-name-complex="Arial" fo:color="#666666" fo:font-size="11pt" style:font-size-asian="11pt" style:font-size-complex="11pt" fo:background-color="#FFFFFF"/>
    </style:style>
    <style:style style:name="P38" style:parent-style-name="Standard" style:family="paragraph">
      <style:text-properties style:font-name="Arial" style:font-name-complex="Arial" fo:color="#666666" fo:font-size="11pt" style:font-size-asian="11pt" style:font-size-complex="11pt" fo:background-color="#FFFFFF"/>
    </style:style>
    <style:style style:name="P39" style:parent-style-name="Standard" style:family="paragraph">
      <style:text-properties style:font-name="Arial" style:font-name-complex="Arial" fo:color="#666666" fo:font-size="11pt" style:font-size-asian="11pt" style:font-size-complex="11pt" fo:background-color="#FFFFFF"/>
    </style:style>
    <style:style style:name="P40" style:parent-style-name="Standard" style:family="paragraph">
      <style:text-properties style:font-name="Arial" style:font-name-complex="Arial" fo:color="#666666" fo:font-size="11pt" style:font-size-asian="11pt" style:font-size-complex="11pt" fo:background-color="#FFFFFF"/>
    </style:style>
    <style:style style:name="P41" style:parent-style-name="Standard" style:family="paragraph">
      <style:text-properties style:font-name="Arial" style:font-name-complex="Arial" fo:color="#666666" fo:font-size="11pt" style:font-size-asian="11pt" style:font-size-complex="11pt" fo:background-color="#FFFFFF"/>
    </style:style>
    <style:style style:name="P42" style:parent-style-name="Standard" style:family="paragraph">
      <style:text-properties style:font-name="Arial" style:font-name-complex="Arial" fo:color="#666666" fo:font-size="11pt" style:font-size-asian="11pt" style:font-size-complex="11pt" fo:background-color="#FFFFFF"/>
    </style:style>
    <style:style style:name="P43" style:parent-style-name="Standard" style:family="paragraph">
      <style:text-properties style:font-name="Arial" style:font-name-complex="Arial" fo:color="#666666" fo:font-size="11pt" style:font-size-asian="11pt" style:font-size-complex="11pt" fo:background-color="#FFFFFF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NormalWeb" style:family="paragraph">
      <style:paragraph-properties fo:margin-top="0in"/>
    </style:style>
    <style:style style:name="T46" style:parent-style-name="Fuentedepárrafopredeter." style:family="text">
      <style:text-properties style:font-name="Arial" style:font-name-complex="Arial" fo:color="#666666" fo:font-size="11pt" style:font-size-asian="11pt" style:font-size-complex="11pt"/>
    </style:style>
    <style:style style:name="T47" style:parent-style-name="Fuentedepárrafopredeter." style:family="text">
      <style:text-properties style:font-name="Arial" style:font-name-complex="Arial" fo:color="#666666" fo:font-size="11pt" style:font-size-asian="11pt" style:font-size-complex="11pt"/>
    </style:style>
    <style:style style:name="T48" style:parent-style-name="Fuentedepárrafopredeter." style:family="text">
      <style:text-properties style:font-name="Arial" style:font-name-complex="Arial" fo:font-weight="bold" style:font-weight-asian="bold" style:font-weight-complex="bold" fo:color="#666666" fo:font-size="11pt" style:font-size-asian="11pt" style:font-size-complex="11pt"/>
    </style:style>
    <style:style style:name="T49" style:parent-style-name="Fuentedepárrafopredeter." style:family="text">
      <style:text-properties style:font-name="Arial" style:font-name-complex="Arial" fo:font-weight="bold" style:font-weight-asian="bold" style:font-weight-complex="bold" fo:color="#666666" fo:font-size="11pt" style:font-size-asian="11pt" style:font-size-complex="11pt"/>
    </style:style>
    <style:style style:name="P50" style:parent-style-name="NormalWeb" style:family="paragraph">
      <style:paragraph-properties fo:margin-top="0in"/>
    </style:style>
    <style:style style:name="T51" style:parent-style-name="Fuentedepárrafopredeter." style:family="text">
      <style:text-properties style:font-name="Arial" style:font-name-complex="Arial" fo:color="#666666" fo:font-size="11pt" style:font-size-asian="11pt" style:font-size-complex="11pt"/>
    </style:style>
    <style:style style:name="T52" style:parent-style-name="Fuentedepárrafopredeter." style:family="text">
      <style:text-properties style:font-name="Arial" style:font-name-complex="Arial" fo:color="#666666" fo:font-size="11pt" style:font-size-asian="11pt" style:font-size-complex="11pt"/>
    </style:style>
    <style:style style:name="T53" style:parent-style-name="Fuentedepárrafopredeter." style:family="text">
      <style:text-properties style:font-name="Arial" style:font-name-complex="Arial" fo:font-weight="bold" style:font-weight-asian="bold" style:font-weight-complex="bold" fo:color="#666666" fo:font-size="11pt" style:font-size-asian="11pt" style:font-size-complex="11pt"/>
    </style:style>
    <style:style style:name="P54" style:parent-style-name="NormalWeb" style:family="paragraph">
      <style:paragraph-properties fo:margin-top="0in"/>
    </style:style>
    <style:style style:name="T55" style:parent-style-name="Fuentedepárrafopredeter." style:family="text">
      <style:text-properties style:font-name="Arial" style:font-name-complex="Arial" fo:color="#666666" fo:font-size="11pt" style:font-size-asian="11pt" style:font-size-complex="11pt"/>
    </style:style>
    <style:style style:name="T56" style:parent-style-name="Fuentedepárrafopredeter." style:family="text">
      <style:text-properties style:font-name="Arial" style:font-name-complex="Arial" fo:font-weight="bold" style:font-weight-asian="bold" style:font-weight-complex="bold" fo:color="#666666" fo:font-size="11pt" style:font-size-asian="11pt" style:font-size-complex="11pt"/>
    </style:style>
    <style:style style:name="T57" style:parent-style-name="Fuentedepárrafopredeter." style:family="text">
      <style:text-properties style:font-name="Arial" style:font-name-complex="Arial" fo:font-weight="bold" style:font-weight-asian="bold" style:font-weight-complex="bold" fo:color="#666666" fo:font-size="11pt" style:font-size-asian="11pt" style:font-size-complex="11pt"/>
    </style:style>
    <style:style style:name="T58" style:parent-style-name="Fuentedepárrafopredeter." style:family="text">
      <style:text-properties style:font-name="Arial" style:font-name-complex="Arial" fo:font-weight="bold" style:font-weight-asian="bold" style:font-weight-complex="bold" fo:color="#666666" fo:font-size="11pt" style:font-size-asian="11pt" style:font-size-complex="11pt"/>
    </style:style>
    <style:style style:name="P59" style:parent-style-name="NormalWeb" style:family="paragraph">
      <style:paragraph-properties fo:margin-top="0in"/>
    </style:style>
    <style:style style:name="T60" style:parent-style-name="Fuentedepárrafopredeter." style:family="text">
      <style:text-properties style:font-name="Arial" style:font-name-complex="Arial" fo:color="#666666" fo:font-size="11pt" style:font-size-asian="11pt" style:font-size-complex="11pt"/>
    </style:style>
    <style:style style:name="T61" style:parent-style-name="Fuentedepárrafopredeter." style:family="text">
      <style:text-properties style:font-name="Arial" style:font-name-complex="Arial" fo:font-weight="bold" style:font-weight-asian="bold" style:font-weight-complex="bold" fo:color="#666666" fo:font-size="11pt" style:font-size-asian="11pt" style:font-size-complex="11pt"/>
    </style:style>
    <style:style style:name="P62" style:parent-style-name="NormalWeb" style:family="paragraph">
      <style:paragraph-properties fo:margin-top="0in"/>
    </style:style>
    <style:style style:name="T63" style:parent-style-name="Fuentedepárrafopredeter." style:family="text">
      <style:text-properties style:font-name="Arial" style:font-name-complex="Arial" fo:color="#666666" fo:font-size="11pt" style:font-size-asian="11pt" style:font-size-complex="11pt"/>
    </style:style>
    <style:style style:name="T64" style:parent-style-name="Fuentedepárrafopredeter." style:family="text">
      <style:text-properties style:font-name="Arial" style:font-name-complex="Arial" fo:font-weight="bold" style:font-weight-asian="bold" style:font-weight-complex="bold" fo:color="#666666" fo:font-size="11pt" style:font-size-asian="11pt" style:font-size-complex="11pt"/>
    </style:style>
    <style:style style:name="T65" style:parent-style-name="Fuentedepárrafopredeter." style:family="text">
      <style:text-properties style:font-name="Arial" style:font-name-complex="Arial" fo:color="#666666" fo:font-size="11pt" style:font-size-asian="11pt" style:font-size-complex="11pt"/>
    </style:style>
    <style:style style:name="P66" style:parent-style-name="NormalWeb" style:family="paragraph">
      <style:paragraph-properties fo:margin-top="0in"/>
    </style:style>
    <style:style style:name="T67" style:parent-style-name="Fuentedepárrafopredeter." style:family="text">
      <style:text-properties style:font-name="Arial" style:font-name-complex="Arial" fo:color="#666666" fo:font-size="11pt" style:font-size-asian="11pt" style:font-size-complex="11pt"/>
    </style:style>
    <style:style style:name="T68" style:parent-style-name="Fuentedepárrafopredeter." style:family="text">
      <style:text-properties style:font-name="Arial" style:font-name-complex="Arial" fo:font-weight="bold" style:font-weight-asian="bold" style:font-weight-complex="bold" fo:color="#666666" fo:font-size="11pt" style:font-size-asian="11pt" style:font-size-complex="11pt"/>
    </style:style>
    <style:style style:name="P69" style:parent-style-name="NormalWeb" style:family="paragraph">
      <style:paragraph-properties fo:margin-top="0in"/>
      <style:text-properties style:font-name="Arial" style:font-name-complex="Arial" fo:font-weight="bold" style:font-weight-asian="bold" style:font-weight-complex="bold" fo:color="#666666" fo:font-size="11pt" style:font-size-asian="11pt" style:font-size-complex="11pt"/>
    </style:style>
    <style:style style:name="P70" style:parent-style-name="NormalWeb" style:family="paragraph">
      <style:paragraph-properties fo:margin-top="0in"/>
    </style:style>
    <style:style style:name="P71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rabajo Programación A</text:p>
      <text:p text:style-name="Standard"/>
      <text:p text:style-name="P2">Ejercicio 10.</text:p>
      <text:p text:style-name="P3"/>
      <text:p text:style-name="P4">Anidada</text:p>
      <text:p text:style-name="Standard"/>
      <text:p text:style-name="Standard">Program letras;</text:p>
      <text:p text:style-name="Standard">var</text:p>
      <text:p text:style-name="Standard"><text:s text:c="4"/>l1,l2,l3:char;</text:p>
      <text:p text:style-name="Standard">begin</text:p>
      <text:p text:style-name="Standard">writeln('Ingrese primer letra');</text:p>
      <text:p text:style-name="Standard">readln(l1);</text:p>
      <text:p text:style-name="Standard">writeln('Ingrese segunda letra');</text:p>
      <text:p text:style-name="Standard">readln(l2);</text:p>
      <text:p text:style-name="Standard">writeln('Ingrese tercer letra');</text:p>
      <text:p text:style-name="Standard">readln(l3);</text:p>
      <text:p text:style-name="Standard"/>
      <text:p text:style-name="Standard">If (l1&lt;l2) and (l2&lt;l3) then</text:p>
      <text:p text:style-name="Standard"><text:s text:c="3"/>writeln('ordenado es: ', l1,l2,l3) <text:s text:c="27"/></text:p>
      <text:p text:style-name="Standard">else</text:p>
      <text:p text:style-name="Standard"><text:s text:c="3"/>If (l2&lt;l1) and (l1&lt;l3) then</text:p>
      <text:p text:style-name="Standard"><text:s text:c="6"/>writeln('ordenado es: ',l2,l1,l3)</text:p>
      <text:p text:style-name="Standard"><text:s text:c="3"/>else</text:p>
      <text:p text:style-name="Standard"><text:s text:c="6"/>If (l1&lt;l3) and (l3&lt;l2) then</text:p>
      <text:p text:style-name="Standard"><text:s text:c="11"/>writeln('ordenado es: ',l1,l3,l2)</text:p>
      <text:p text:style-name="Standard"><text:s text:c="6"/>else</text:p>
      <text:p text:style-name="Standard"><text:s text:c="10"/>If (l2&lt;l3) and (l3&lt;l1) then</text:p>
      <text:p text:style-name="Standard"><text:s text:c="14"/>writeln('ordenado es:',l2,l3,l1)</text:p>
      <text:p text:style-name="Standard"><text:s text:c="9"/>else</text:p>
      <text:p text:style-name="Standard"><text:s text:c="14"/>If (l3&lt;l1) and (l1&lt;l2) then</text:p>
      <text:p text:style-name="Standard"><text:s text:c="18"/>writeln('ordenado es:',l3,l1,l2)</text:p>
      <text:p text:style-name="Standard"><text:s text:c="14"/>else</text:p>
      <text:p text:style-name="Standard"><text:s text:c="18"/>writeln('ordenado es:',l3,l2,l1);</text:p>
      <text:p text:style-name="Standard">readln;</text:p>
      <text:p text:style-name="Standard">end.</text:p>
      <text:p text:style-name="Standard"/>
      <text:p text:style-name="Standard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Estructura secuencial o de decisión independiente.</text:p>
      <text:p text:style-name="Standard"/>
      <text:p text:style-name="Standard"/>
      <text:p text:style-name="Standard">Program letras;</text:p>
      <text:p text:style-name="Standard">var</text:p>
      <text:p text:style-name="Standard"><text:s text:c="4"/>l1,l2,l3:char;</text:p>
      <text:p text:style-name="Standard">begin</text:p>
      <text:p text:style-name="Standard">writeln('Ingrese primer letra');</text:p>
      <text:p text:style-name="Standard">readln(l1);</text:p>
      <text:p text:style-name="Standard">writeln('Ingrese segunda letra');</text:p>
      <text:p text:style-name="Standard">readln(l2);</text:p>
      <text:p text:style-name="Standard">writeln('Ingrese tercer letra');</text:p>
      <text:p text:style-name="Standard">readln(l3);</text:p>
      <text:p text:style-name="Standard"/>
      <text:p text:style-name="Standard"/>
      <text:p text:style-name="Standard"><text:s text:c="3"/>If (l1&lt;l2) and (l2&lt;l3) then</text:p>
      <text:p text:style-name="Standard"><text:s text:c="7"/>writeln('ordenado es: ', l1,l2,l3);</text:p>
      <text:p text:style-name="Standard"><text:s text:c="3"/>If (l2&lt;l1) and (l1&lt;l3) then</text:p>
      <text:p text:style-name="Standard"><text:s text:c="7"/>writeln('ordenado es: ',l2,l1,l3);</text:p>
      <text:p text:style-name="Standard"><text:s text:c="3"/>If (l1&lt;l3) and (l3&lt;l2) then</text:p>
      <text:p text:style-name="Standard"><text:s text:c="7"/>writeln('ordenado es: ',l1,l3,l2);</text:p>
      <text:p text:style-name="Standard"><text:s text:c="4"/>If (l2&lt;l3) and (l3&lt;l1) then</text:p>
      <text:p text:style-name="Standard"><text:s text:c="9"/>writeln('ordenado es:',l2,l3,l1);</text:p>
      <text:p text:style-name="Standard"><text:s text:c="5"/>If (l3&lt;l1) and (l1&lt;l2) then</text:p>
      <text:p text:style-name="Standard"><text:s text:c="9"/>writeln('ordenado es:',l3,l1,l2);</text:p>
      <text:p text:style-name="Standard"><text:s text:c="5"/>If (l3&lt;l2) and (l2&lt;l1) then</text:p>
      <text:p text:style-name="Standard"><text:s text:c="9"/>writeln('ordenado es:',l3,l2,l1);</text:p>
      <text:p text:style-name="Standard">readln;</text:p>
      <text:p text:style-name="Standard">end.</text:p>
      <text:p text:style-name="Standard"/>
      <text:p text:style-name="Standard"/>
      <text:p text:style-name="P21">La más eficaz es la anidada por más que la secuencial sea la más ordenada.</text:p>
      <text:p text:style-name="P22"/>
      <text:p text:style-name="Standard"><text:span text:style-name="T23">Ej. 1</text:span><text:span text:style-name="T24"><text:s/>- Analizar si son<text:s/></text:span><text:span text:style-name="T25">sintáctica<text:s/></text:span><text:span text:style-name="T26">y<text:s/></text:span><text:span text:style-name="T27">semánticamente<text:s/></text:span><text:span text:style-name="T28">correctas,<text:s/></text:span><text:span text:style-name="T29">redundantes</text:span><text:span text:style-name="T30">, las siguientes sentencias: </text:span></text:p>
      <text:p text:style-name="P31"/>
      <text:p text:style-name="P32">Const</text:p>
      <text:p text:style-name="P33"/>
      <text:p text:style-name="P34">Liminf=10;</text:p>
      <text:p text:style-name="P35">Limsup=255;</text:p>
      <text:p text:style-name="P36"/>
      <text:p text:style-name="P37">Var</text:p>
      <text:p text:style-name="P38"/>
      <text:p text:style-name="P39">X,y:real;</text:p>
      <text:p text:style-name="P40">N,m:integer;</text:p>
      <text:p text:style-name="P41">Cadena:string;</text:p>
      <text:p text:style-name="P42">Car:char;</text:p>
      <text:p text:style-name="P43">Mayus,cumple,ok:boolean;</text:p>
      <text:p text:style-name="Standard"/>
      <text:p text:style-name="P44"/>
      <text:p text:style-name="P45"><text:span text:style-name="T46">a) Mayus := upcas</text:span><text:span text:style-name="T47">e(car)=car <text:s/></text:span><text:span text:style-name="T48">Es sintáctica y semánticamente<text:s/></text:span><text:span text:style-name="T49">correcta</text:span></text:p>
      <text:p text:style-name="P50"><text:span text:style-name="T51">b) Cumple := (X&lt;=LimInf) and<text:s/></text:span><text:span text:style-name="T52">(X&gt;=LimSup);<text:s/></text:span><text:span text:style-name="T53">REDUNDANTE , NO SE LE ASIGNA NADA A “CUMPLE”</text:span></text:p>
      <text:p text:style-name="P54"><text:span text:style-name="T55">c) Mayus := ‘A’ = car or car = ´B’ or TRUE; </text:span><text:span text:style-name="T56">sintáctica</text:span><text:span text:style-name="T57"><text:s/>y semánticamente<text:s/></text:span><text:span text:style-name="T58">incorrecta . No se le asigna paréntesis.</text:span></text:p>
      <text:p text:style-name="P59"><text:span text:style-name="T60">d) Cumple :=length(cadena)&gt;LimSup; </text:span><text:span text:style-name="T61">Sintactamente y semánticamente correcta</text:span></text:p>
      <text:p text:style-name="P62"><text:span text:style-name="T63">e) M:= N / LimInf;<text:s/></text:span><text:span text:style-name="T64">SINTACTICA Y SEMANTICAMENTE CORRECTA</text:span><text:span text:style-name="T65"><text:s/></text:span></text:p>
      <text:p text:style-name="P66"><text:span text:style-name="T67">f) OK:=LimInf <text:s/></text:span><text:span text:style-name="T68">Redundante ya que ok es boolean y se le esta asignando una variable numerica</text:span></text:p>
      <text:p text:style-name="P69"/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es" style:country-asian="A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ucas Saraví .</dc:creator>
    <meta:creation-date>2020-04-14T22:01:00Z</meta:creation-date>
    <dc:date>2020-04-18T21:58:00Z</dc:date>
    <meta:template xlink:href="Normal" xlink:type="simple"/>
    <meta:editing-cycles>9</meta:editing-cycles>
    <meta:editing-duration>PT10020S</meta:editing-duration>
    <meta:document-statistic meta:page-count="1" meta:paragraph-count="4" meta:word-count="350" meta:character-count="2273" meta:row-count="16" meta:non-whitespace-character-count="1927"/>
  </office:meta>
</office:document-meta>
</file>